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n>1</mn>
            </mrow>
          </mrow>
          <mn>3</mn>
        </munderover>
        <msub>
          <mi>T</mi>
          <mrow>
            <mi mathvariant="italic">ij</mi>
          </mrow>
        </msub>
      </mrow>
      <msub>
        <mi>n</mi>
        <mi>j</mi>
      </msub>
    </mrow>
    <annotation encoding="StarMath 5.0">sum from {j=1} to 3 T_{ij} n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51:51.070000000</meta:creation-date>
    <meta:generator>LibreOffice/4.1.4.2$Windows_x86 LibreOffice_project/0a0440ccc0227ad9829de5f46be37cfb6edcf72</meta:generator>
  </office:meta>
</office:document-meta>
</file>